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77727" officeooo:paragraph-rsid="00177727"/>
    </style:style>
    <style:style style:name="P2" style:family="paragraph" style:parent-style-name="Standard">
      <style:text-properties officeooo:rsid="00177727" officeooo:paragraph-rsid="0017fc72"/>
    </style:style>
    <style:style style:name="P3" style:family="paragraph" style:parent-style-name="Standard">
      <style:paragraph-properties fo:break-before="page"/>
      <style:text-properties officeooo:rsid="00177727" officeooo:paragraph-rsid="0017fc72"/>
    </style:style>
    <style:style style:name="P4" style:family="paragraph" style:parent-style-name="Header">
      <style:text-properties officeooo:rsid="0017fc72" officeooo:paragraph-rsid="0017fc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publication content.</text:p>
      <text:p text:style-name="P1"/>
      <text:p text:style-name="P3">This is publication content.</text:p>
      <text:p text:style-name="P2"/>
      <text:p text:style-name="P3">This is publication content.</text:p>
      <text:p text:style-name="P2"/>
      <text:p text:style-name="P3">This is publication content.</text:p>
      <text:p text:style-name="P2"/>
      <text:p text:style-name="P3">This is publication content.</text:p>
      <text:p text:style-name="P2"/>
      <text:p text:style-name="P3">This is publication content.</text:p>
      <text:p text:style-name="P2"/>
      <text:p text:style-name="P3">This is publication content.</text:p>
      <text:p text:style-name="P2"/>
      <text:p text:style-name="P3">This is publication content.</text:p>
      <text:p text:style-name="P2"/>
      <text:p text:style-name="P3">This is publication content.</text:p>
      <text:p text:style-name="P2"/>
      <text:p text:style-name="P3">This is publication conten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N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fc72" officeooo:paragraph-rsid="0017fc7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0</text:page-number><text:s text:c="3"/>Tuesday, February 6, 2018<text:tab/>Test News Publication<text:tab/>my-publication.website.co.nz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08:01:08.416857696</meta:creation-date>
    <dc:date>2018-11-09T08:11:32.184526882</dc:date>
    <meta:editing-duration>PT10M2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0" meta:paragraph-count="11" meta:word-count="49" meta:character-count="361" meta:non-whitespace-character-count="320"/>
  </office:meta>
</office:document-meta>
</file>